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" svg:font-family="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645a6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paragraph-rsid="000c49e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paragraph-rsid="000b4c79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0b4c79" officeooo:paragraph-rsid="000b4c79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c49e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e467d" officeooo:paragraph-rsid="0015182c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officeooo:rsid="000b4c79"/>
    </style:style>
    <style:style style:name="T4" style:family="text">
      <style:text-properties officeooo:rsid="000645a6"/>
    </style:style>
    <style:style style:name="T5" style:family="text">
      <style:text-properties officeooo:rsid="000c49e2"/>
    </style:style>
    <style:style style:name="T6" style:family="text">
      <style:text-properties fo:font-weight="bold" officeooo:rsid="000c49e2" style:font-weight-asian="bold" style:font-weight-complex="bold"/>
    </style:style>
    <style:style style:name="T7" style:family="text">
      <style:text-properties style:text-underline-style="none" officeooo:rsid="000c49e2"/>
    </style:style>
    <style:style style:name="T8" style:family="text">
      <style:text-properties style:text-underline-style="none" fo:font-weight="bold" officeooo:rsid="000c49e2" style:font-weight-asian="bold" style:font-weight-complex="bold"/>
    </style:style>
    <style:style style:name="T9" style:family="text">
      <style:text-properties style:text-underline-style="none" officeooo:rsid="000645a6"/>
    </style:style>
    <style:style style:name="T10" style:family="text">
      <style:text-properties style:font-name="Open Sans" fo:font-size="10pt" style:text-underline-style="none" officeooo:rsid="000645a6" style:font-size-asian="10pt" style:font-size-complex="10pt"/>
    </style:style>
    <style:style style:name="T11" style:family="text">
      <style:text-properties style:font-name="Open Sans" fo:font-size="10pt" style:text-underline-style="none" officeooo:rsid="000e467d" style:font-size-asian="10pt" style:font-size-complex="10pt"/>
    </style:style>
    <style:style style:name="T12" style:family="text">
      <style:text-properties officeooo:rsid="00151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 n° </text:p>
      <text:p text:style-name="P2"/>
      <text:p text:style-name="P2">Nom :</text:p>
      <text:p text:style-name="P2"/>
      <text:p text:style-name="P2">Acteur(s) :</text:p>
      <text:p text:style-name="P2"/>
      <text:p text:style-name="P2">Description :</text:p>
      <text:p text:style-name="P2"/>
      <text:p text:style-name="P2">Auteur :</text:p>
      <text:p text:style-name="P2"/>
      <text:p text:style-name="P2">Date :</text:p>
      <text:p text:style-name="P2"/>
      <text:p text:style-name="P3"><text:span text:style-name="T4">Pré-conditions :</text:span></text:p>
      <text:p text:style-name="P3"/>
      <text:p text:style-name="P2">Démarrage :</text:p>
      <text:p text:style-name="P2"/>
      <text:p text:style-name="P9">Scénario nominal :</text:p>
      <text:p text:style-name="P10"/>
      <text:p text:style-name="P9">Scénario <text:span text:style-name="T1">alternatif :</text:span></text:p>
      <text:p text:style-name="P9"><text:span text:style-name="T7"/></text:p>
      <text:p text:style-name="P11">Scénario d’erreur :</text:p>
      <text:p text:style-name="P13"/>
      <text:p text:style-name="P14">Fin :</text:p>
      <text:p text:style-name="P1"><text:span text:style-name="T10">Scénario nominal :</text:span></text:p>
      <text:p text:style-name="P14"/>
      <text:p text:style-name="P15">S<text:span text:style-name="T2">cénario alternatif :</text:span></text:p>
      <text:p text:style-name="P15"/>
      <text:p text:style-name="P16">Scénario d’erreur :</text:p>
      <text:p text:style-name="P2"/>
      <text:p text:style-name="P7">Post-conditions :</text:p>
      <text:p text:style-name="P7"/>
      <text:p text:style-name="P7">Complément :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" svg:font-family="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31M49S</meta:editing-duration>
    <meta:editing-cycles>13</meta:editing-cycles>
    <meta:generator>LibreOffice/6.3.1.2$Windows_X86_64 LibreOffice_project/b79626edf0065ac373bd1df5c28bd630b4424273</meta:generator>
    <dc:date>2020-05-31T14:24:58.747000000</dc:date>
    <meta:document-statistic meta:table-count="0" meta:image-count="0" meta:object-count="0" meta:page-count="1" meta:paragraph-count="17" meta:word-count="40" meta:character-count="227" meta:non-whitespace-character-count="203"/>
  </office:meta>
</office:document-meta>
</file>